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n" fo:country="US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o many similar solutions/programs - offer something unique (link to previous slide?), integration/sync with other platforms, easy-to-use interface​</text:p>
      <text:p text:style-name="P1">Too storage space intensive – offer a lite version of the program for smartphones, can have a web-based client for desktops/laptops​</text:p>
      <text:p text:style-name="P1">Not enough insight into what the users want/need - rollout on a testing basis, allow users (alpha/beta/all?) to submit feedback. What can be improved that's already there, what they would like to see, what they don't use very often​</text:p>
      <text:p text:style-name="P1">Not conducive to a work environment – able to customise, themes, rearrange the different pages/have a 'home' page where the user can pin their most frequently accessed pages, be able to categorise different courses​</text:p>
      <text:p text:style-name="P1">Too cluttered and confusing – toggle a minimalist view. Particularly useful for staff who may still have access to older courses – would remove these from a list if hadn't been updated recently e.g. 4+ months​</text:p>
      <text:p text:style-name="P1">Not well known – get influencers(?) to try it out and give their opinion/recommend, offer a paid pro version with more features to raise funds for advertising. Allow institutions a discount if they make it their preferred system to build a kind of rapport​</text:p>
      <text:p text:style-name="P2">​</text:p>
      <text:p text:style-name="Standard"/>
      <text:p text:style-name="Standard"/>
      <text:p text:style-name="Standard"/>
      <text:p text:style-name="P1">Offers a bridge between students/admin/professors/parents that's intuitive and easy to use​</text:p>
      <text:p text:style-name="P1">Incorporates features from many types of programs to reduce disturbance/miscommunication e.g. like people may miss course content that was on vital rather than canvas, or miss lectures that they don't realise are on zoom rather than teams​</text:p>
      <text:p text:style-name="P2">​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7:16:51.259245658</meta:creation-date>
    <meta:generator>LibreOffice/6.1.5.2$Linux_X86_64 LibreOffice_project/10$Build-2</meta:generator>
    <dc:date>2021-01-11T17:17:09.862362484</dc:date>
    <meta:editing-duration>PT19S</meta:editing-duration>
    <meta:editing-cycles>1</meta:editing-cycles>
    <meta:document-statistic meta:table-count="0" meta:image-count="0" meta:object-count="0" meta:page-count="1" meta:paragraph-count="10" meta:word-count="235" meta:character-count="1525" meta:non-whitespace-character-count="1283"/>
  </office:meta>
</office:document-meta>
</file>